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example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yosha</meta:initial-creator>
    <dc:creator>alyosha</dc:creator>
    <meta:creation-date>2025-11-11T08:52:31Z</meta:creation-date>
    <dc:date>2025-11-11T08:53:07Z</dc:date>
    <meta:editing-cycles>1</meta:editing-cycles>
    <meta:editing-duration>PT35S</meta:editing-duration>
    <meta:document-statistic meta:paragraph-count="1" meta:word-count="1"/>
  </office:meta>
</office:document-meta>
</file>